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OpenSymbol1" svg:font-family="OpenSymbol"/>
    <style:font-face style:name="Arial2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bf00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1.998cm" fo:min-width="1.748cm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104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.049cm" svg:stroke-color="#3465a4" draw:marker-start="" draw:marker-start-width="0.355cm" draw:marker-start-center="false" draw:marker-end="Arrowheads_20_4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000000" draw:marker-start="Arrowheads_20_6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1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6" style:family="graphic" style:parent-style-name="standard">
      <style:graphic-properties draw:stroke="solid" svg:stroke-width="0.049cm" svg:stroke-color="#bf0041" draw:marker-start="" draw:marker-start-width="0.355cm" draw:marker-start-center="false" draw:marker-end="Arrowheads_20_4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3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8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.049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3.312cm" fo:min-width="2.632cm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27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1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3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054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14" style:family="graphic" style:parent-style-name="objectwithoutfill">
      <style:graphic-properties svg:stroke-width="0.05cm" svg:stroke-color="#000000" draw:marker-start-width="0.28cm" draw:marker-end="Arrowheads_20_7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 style:writing-mode="lr-tb"/>
      <style:text-properties style:font-name="Arial1" fo:font-size="10pt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style:writing-mode="lr-tb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indent="0cm" style:writing-mode="lr-tb"/>
      <style:text-properties style:font-name="Arial1" fo:font-size="10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OpenSymbol1" style:font-size-asian="18pt" style:font-style-asian="normal" style:font-weight-asian="normal" style:font-name-complex="OpenSymbo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5cm" svg:height="3.25cm" svg:x="9.375cm" svg:y="14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761cm" svg:y="15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3.255cm" svg:y1="14.93cm" svg:x2="13.255cm" svg:y2="14.68cm">
            <text:p/>
          </draw:line>
          <draw:circle draw:style-name="gr4" draw:text-style-name="P3" draw:layer="layout" svg:width="2cm" svg:height="2cm" svg:x="10cm" svg:y="15cm" draw:kind="arc" draw:start-angle="345" draw:end-angle="270">
            <text:p/>
          </draw:circle>
          <draw:frame draw:style-name="gr5" draw:text-style-name="P5" draw:layer="layout" svg:width="1.094cm" svg:height="0.701cm" svg:x="10.03cm" svg:y="15.08cm">
            <draw:text-box>
              <text:p text:style-name="P4"><text:span text:style-name="T1">Δ</text:span><text:span text:style-name="T2">t</text:span><text:span text:style-name="T3">T</text:span></text:p>
            </draw:text-box>
          </draw:frame>
          <draw:line draw:style-name="gr6" draw:text-style-name="P1" draw:layer="layout" svg:x1="12.388cm" svg:y1="15.16cm" svg:x2="12.227cm" svg:y2="14.923cm">
            <text:p/>
          </draw:line>
          <draw:frame draw:style-name="gr7" draw:text-style-name="P7" draw:layer="layout" svg:width="2.083cm" svg:height="0.703cm" svg:x="11.927cm" svg:y="12.401cm">
            <draw:text-box>
              <text:p text:style-name="P6"><text:span text:style-name="T4">Sync orbit</text:span></text:p>
            </draw:text-box>
          </draw:frame>
          <draw:frame draw:style-name="gr7" draw:text-style-name="P9" draw:layer="layout" svg:width="2.294cm" svg:height="0.703cm" svg:x="9.853cm" svg:y="13.799cm">
            <draw:text-box>
              <text:p text:style-name="P8"><text:span text:style-name="T4">Target orbit</text:span></text:p>
            </draw:text-box>
          </draw:frame>
          <draw:line draw:style-name="gr8" draw:text-style-name="P1" draw:layer="layout" svg:x1="11cm" svg:y1="17.65cm" svg:x2="11cm" svg:y2="16cm">
            <text:p/>
          </draw:line>
          <draw:custom-shape draw:style-name="gr9" draw:text-style-name="P1" draw:layer="layout" svg:width="4.5cm" svg:height="5.106cm" svg:x="8.75cm" svg:y="12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251cm" svg:height="0.251cm" svg:x="10.875cm" svg:y="17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2.569cm" svg:y1="16.406cm" svg:x2="11cm" svg:y2="16cm">
            <text:p/>
          </draw:line>
          <draw:custom-shape draw:style-name="gr10" draw:text-style-name="P10" draw:layer="layout" svg:width="0.251cm" svg:height="0.251cm" svg:x="12.452cm" svg:y="16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1.322cm" svg:height="0.703cm" svg:x="10.339cm" svg:y="17.629cm">
            <draw:text-box>
              <text:p text:style-name="P8"><text:span text:style-name="T4">ship</text:span></text:p>
            </draw:text-box>
          </draw:frame>
          <draw:frame draw:style-name="gr11" draw:text-style-name="P7" draw:layer="layout" svg:width="1.526cm" svg:height="0.645cm" svg:x="12.743cm" svg:y="16.232cm">
            <draw:text-box>
              <text:p text:style-name="P6"><text:span text:style-name="T4">target</text:span></text:p>
            </draw:text-box>
          </draw:frame>
          <draw:frame draw:style-name="gr12" draw:text-style-name="P7" draw:layer="layout" svg:width="0.892cm" svg:height="0.683cm" svg:x="8.818cm" svg:y="12.689cm">
            <draw:text-box>
              <text:p text:style-name="P11"><text:span text:style-name="T4">T</text:span><text:span text:style-name="T5">S</text:span></text:p>
            </draw:text-box>
          </draw:frame>
          <draw:frame draw:style-name="gr12" draw:text-style-name="P7" draw:layer="layout" svg:width="0.892cm" svg:height="0.683cm" svg:x="9.047cm" svg:y="14.541cm">
            <draw:text-box>
              <text:p text:style-name="P11"><text:span text:style-name="T4">T</text:span><text:span text:style-name="T5">T</text:span></text:p>
            </draw:text-box>
          </draw:frame>
          <draw:frame draw:style-name="gr13" draw:text-style-name="P5" draw:layer="layout" svg:width="4.034cm" svg:height="3.304cm" svg:x="4.828cm" svg:y="12.402cm">
            <draw:text-box>
              <text:p text:style-name="P12"><text:span text:style-name="T6">Sh-ToR(0) = T</text:span><text:span text:style-name="T7">S</text:span></text:p>
              <text:p text:style-name="P12"><text:span text:style-name="T6">Tg-ToR(0) = </text:span><text:span text:style-name="T8">Δ</text:span><text:span text:style-name="T6">t</text:span><text:span text:style-name="T7">T</text:span></text:p>
              <text:p text:style-name="P12"><text:span text:style-name="T6">Tg-ToR(1) = T</text:span><text:span text:style-name="T7">T</text:span><text:span text:style-name="T6"> + </text:span><text:span text:style-name="T8">Δ</text:span><text:span text:style-name="T6">t</text:span><text:span text:style-name="T7">T</text:span></text:p>
              <text:p text:style-name="P12"><text:span text:style-name="T6"/></text:p>
              <text:p text:style-name="P12"><text:span text:style-name="T6"/></text:p>
              <text:p text:style-name="P12"><text:span text:style-name="T6">Synchronisation:</text:span></text:p>
              <text:p text:style-name="P12"><text:span text:style-name="T6">T</text:span><text:span text:style-name="T7">S</text:span><text:span text:style-name="T6"> = T</text:span><text:span text:style-name="T7">T</text:span><text:span text:style-name="T6"> + </text:span><text:span text:style-name="T8">Δ</text:span><text:span text:style-name="T6">t</text:span><text:span text:style-name="T7">T</text:span></text:p>
            </draw:text-box>
          </draw:frame>
          <draw:line draw:style-name="gr14" draw:text-style-name="P13" draw:layer="layout" svg:x1="6.2cm" svg:y1="13.776cm" svg:x2="6.2cm" svg:y2="14.526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OpenSymbol1" svg:font-family="OpenSymbol"/>
    <style:font-face style:name="Arial2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7:47:06.595000000</meta:creation-date>
    <dc:date>2022-04-10T19:48:38.156000000</dc:date>
    <meta:editing-duration>PT1H19M46S</meta:editing-duration>
    <meta:editing-cycles>6</meta:editing-cycles>
    <meta:generator>LibreOffice/7.0.4.2$Windows_X86_64 LibreOffice_project/dcf040e67528d9187c66b2379df5ea4407429775</meta:generator>
    <meta:document-statistic meta:object-count="20"/>
  </office:meta>
</office:document-meta>
</file>